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7.196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960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542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2274578120657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1466244787324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89) rotate (-1.55247036964896) translate (7.278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956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7.5556401432275cm 2.18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405791145399cm 2.6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27cm" svg:height="2.722cm" draw:transform="rotate (-1.55229583672376) translate (6.5642272733386cm 0.6754873129243cm)" svg:viewBox="0 0 928 2723" svg:d="M927 2666c-58-186-110-839-127-1205-18-364 5-940 13-1083 1-124-859-660-811-186 50 475 52 742 75 1224 24 482 16 756 39 1062 41 286 840 281 811 188z">
          <text:p/>
        </draw:path>
        <draw:path draw:style-name="gr1" draw:text-style-name="P1" draw:layer="layout" svg:width="0.903cm" svg:height="0.661cm" draw:transform="skewX (0.00122173047639611) rotate (-2.15687788961459) translate (6.8016401432272cm 0.831688890543099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4.5098244404367cm 0.990448437165698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9:07.475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